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07204f" officeooo:paragraph-rsid="0007204f"/>
    </style:style>
    <style:style style:name="P2" style:family="paragraph" style:parent-style-name="Text_20_body">
      <style:text-properties officeooo:rsid="000e52b3" officeooo:paragraph-rsid="005ede3b"/>
    </style:style>
    <style:style style:name="P3" style:family="paragraph" style:parent-style-name="Text_20_body">
      <style:text-properties officeooo:rsid="011394f8" officeooo:paragraph-rsid="011d5a6b"/>
    </style:style>
    <style:style style:name="P4" style:family="paragraph" style:parent-style-name="Text_20_body">
      <style:text-properties officeooo:rsid="0063ed7a" officeooo:paragraph-rsid="015717a7"/>
    </style:style>
    <style:style style:name="P5" style:family="paragraph" style:parent-style-name="Text_20_body">
      <style:text-properties officeooo:rsid="015bf5ca" officeooo:paragraph-rsid="015bf5ca"/>
    </style:style>
    <style:style style:name="P6" style:family="paragraph" style:parent-style-name="Title">
      <style:text-properties officeooo:rsid="015487d1" officeooo:paragraph-rsid="015487d1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9" style:family="paragraph" style:parent-style-name="Subtitle">
      <style:text-properties officeooo:rsid="015bf5ca" officeooo:paragraph-rsid="015bf5ca"/>
    </style:style>
    <style:style style:name="P10" style:family="paragraph" style:parent-style-name="Heading_20_1">
      <style:paragraph-properties fo:break-before="page"/>
      <style:text-properties officeooo:rsid="000abc94" officeooo:paragraph-rsid="000abc94"/>
    </style:style>
    <style:style style:name="P11" style:family="paragraph" style:parent-style-name="Heading_20_1">
      <style:paragraph-properties fo:break-before="page"/>
      <style:text-properties officeooo:rsid="015487d1" officeooo:paragraph-rsid="015487d1"/>
    </style:style>
    <style:style style:name="T1" style:family="text">
      <style:text-properties officeooo:rsid="011d5a6b"/>
    </style:style>
    <style:style style:name="T2" style:family="text">
      <style:text-properties officeooo:rsid="015717a7"/>
    </style:style>
    <style:style style:name="T3" style:family="text">
      <style:text-properties officeooo:rsid="01584a86"/>
    </style:style>
    <style:style style:name="T4" style:family="text">
      <style:text-properties officeooo:rsid="015ceaa4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orizontal_20_Line"/>
      <text:p text:style-name="P6">BiblioteQ</text:p>
      <text:p text:style-name="P9">A Library Application</text:p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7">Table of Contents</text:p>
          </text:index-title>
          <text:p text:style-name="P8"><text:a xlink:type="simple" xlink:href="#__RefHeading___Toc105_989239493" text:style-name="Index_20_Link" text:visited-style-name="Index_20_Link">Introduction<text:tab/>3</text:a></text:p>
          <text:p text:style-name="P8"><text:a xlink:type="simple" xlink:href="#__RefHeading___Toc1206_219317219" text:style-name="Index_20_Link" text:visited-style-name="Index_20_Link">Translations<text:tab/>4</text:a></text:p>
        </text:index-body>
      </text:table-of-content>
      <text:p text:style-name="P1"/>
      <text:h text:style-name="P10" text:outline-level="1"><text:bookmark-start text:name="__RefHeading___Toc105_989239493"/>Introduction<text:bookmark-end text:name="__RefHeading___Toc105_989239493"/></text:h>
      <text:p text:style-name="P2"><text:span text:style-name="T3">BiblioteQ is a</text:span> <text:span text:style-name="T3">complex, elegant, highly-configurable, and mature library application</text:span>. <text:span text:style-name="T2">BiblioteQ should be functional on any operating system where Qt 4.8.x (or Qt 5.x), SQLite, and YAZ are supported. Additionally, BiblioteQ also supports the PostgreSQL database engine.</text:span></text:p>
      <text:p text:style-name="P4">The source is readily available at <text:a xlink:type="simple" xlink:href="https://github.com/textbrowser/biblioteq" text:style-name="Internet_20_link" text:visited-style-name="Visited_20_Internet_20_Link"><text:span text:style-name="T2">https://github.com/textbrowser/biblioteq</text:span></text:a><text:span text:style-name="T2">.</text:span></text:p>
      <text:p text:style-name="P3"/>
      <text:h text:style-name="P11" text:outline-level="1"><text:bookmark-start text:name="__RefHeading___Toc1206_219317219"/>Translations<text:bookmark-end text:name="__RefHeading___Toc1206_219317219"/></text:h>
      <text:p text:style-name="P3">Translations are incomplete. <text:span text:style-name="T1">Translating BiblioteQ is quite simple. Please download and install Qt from </text:span><text:a xlink:type="simple" xlink:href="https://download.qt.io/" text:style-name="Internet_20_link" text:visited-style-name="Visited_20_Internet_20_Link"><text:span text:style-name="T1">https://download.qt.io</text:span></text:a><text:span text:style-name="T1">, download BiblioteQ’s source, and become an expert in Qt’s Linguist. Linguist documentation is available at </text:span><text:a xlink:type="simple" xlink:href="https://doc.qt.io/qt-5/qtlinguist-index.html" text:style-name="Internet_20_link" text:visited-style-name="Visited_20_Internet_20_Link"><text:span text:style-name="T1">https://doc.qt.io/qt-5/qtlinguist-index.html</text:span></text:a><text:span text:style-name="T1">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15ceaa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4</text:page-number> <text:span text:style-name="MT1">of </text:span><text:span text:style-name="MT1"><text:page-count>4</text:page-count></text:span></text:p>
      </style:footer>
    </style:master-page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19:38:42.577542581</meta:creation-date>
    <dc:date>2017-12-09T19:55:24.202788735</dc:date>
    <meta:editing-duration>P2DT9H47M23S</meta:editing-duration>
    <meta:editing-cycles>365</meta:editing-cycles>
    <meta:generator>LibreOffice/5.1.6.2$Linux_X86_64 LibreOffice_project/10m0$Build-2</meta:generator>
    <meta:document-statistic meta:table-count="0" meta:image-count="0" meta:object-count="0" meta:page-count="4" meta:paragraph-count="11" meta:word-count="91" meta:character-count="730" meta:non-whitespace-character-count="650"/>
  </office:meta>
</office:document-meta>
</file>